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color="#0000ff" fo:language="en" fo:country="G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uf der Registerkarte 'Einfügen' enthalten die Kataloge Elemente, die mit dem</text:span></text:p>
      <text:p text:style-name="Standard"><text:span text:style-name="T1">generellen Layout des Dokuments koordiniert werden sollten. Mithilfe dieser Kataloge</text:span></text:p>
      <text:p text:style-name="Standard"><text:span text:style-name="T1">können 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oft-page-break/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dc:title>1</dc:title>
    <meta:initial-creator>Don Ernesto</meta:initial-creator>
    <meta:creation-date>2009-04-30T12:04:00</meta:creation-date>
    <dc:creator>Don Ernesto</dc:creator>
    <dc:date>2009-04-30T12:09:00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00" meta:word-count="1024" meta:character-count="7897"/>
  </office:meta>
</office:document-meta>
</file>